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2">
      <style:paragraph-properties fo:margin-top="0.635cm" fo:margin-bottom="0.212cm" fo:line-height="200%" style:writing-mode="lr-tb"/>
      <style:text-properties fo:font-variant="normal" fo:text-transform="none" fo:color="#000000" style:text-line-through-style="none" style:font-name="Arial1" fo:font-size="12pt" fo:font-style="normal" style:text-underline-style="none" fo:font-weight="normal" style:text-blinking="false" fo:background-color="transparent"/>
    </style:style>
    <style:style style:name="P2" style:family="paragraph" style:parent-style-name="Heading_20_2">
      <style:paragraph-properties fo:margin-top="0.635cm" fo:margin-bottom="0.212cm" fo:line-height="200%" style:writing-mode="lr-tb"/>
    </style:style>
    <style:style style:name="P3" style:family="paragraph" style:parent-style-name="Text_20_body">
      <style:paragraph-properties fo:margin-top="0cm" fo:margin-bottom="0.106cm" fo:line-height="200%" fo:text-align="center" style:justify-single-word="false" style:writing-mode="lr-tb"/>
      <style:text-properties fo:font-variant="normal" fo:text-transform="none" fo:color="#000000" style:text-line-through-style="none" style:font-name="Arial1" fo:font-size="16pt" fo:font-style="normal" style:text-underline-style="none" fo:font-weight="normal" style:text-blinking="false" fo:background-color="transparent"/>
    </style:style>
    <style:style style:name="P4" style:family="paragraph" style:parent-style-name="Text_20_body">
      <style:paragraph-properties fo:margin-top="0cm" fo:margin-bottom="0cm" fo:line-height="200%" style:writing-mode="lr-tb"/>
      <style:text-properties fo:font-variant="normal" fo:text-transform="none" fo:color="#000000" style:text-line-through-style="none" style:font-name="Arial1" fo:font-size="12pt" fo:font-style="normal" style:text-underline-style="none" fo:font-weight="normal" style:text-blinking="false" fo:background-color="#ffffff"/>
    </style:style>
    <style:style style:name="P5" style:family="paragraph" style:parent-style-name="Text_20_body">
      <style:paragraph-properties fo:margin-top="0cm" fo:margin-bottom="0cm" fo:line-height="200%" style:writing-mode="lr-tb"/>
      <style:text-properties fo:font-variant="normal" fo:text-transform="none" fo:color="#000000" style:text-line-through-style="none" style:text-underline-style="none" style:text-blinking="false" fo:background-color="#ffffff"/>
    </style:style>
    <style:style style:name="P6" style:family="paragraph" style:parent-style-name="Text_20_body">
      <style:paragraph-properties fo:margin-top="0cm" fo:margin-bottom="0cm" fo:line-height="138%" style:writing-mode="lr-tb"/>
      <style:text-properties fo:font-weight="normal"/>
    </style:style>
    <style:style style:name="P7" style:family="paragraph" style:parent-style-name="Text_20_body">
      <style:paragraph-properties fo:margin-top="0cm" fo:margin-bottom="0cm" fo:line-height="200%" style:writing-mode="lr-tb"/>
    </style:style>
    <style:style style:name="P8" style:family="paragraph" style:parent-style-name="Text_20_body">
      <style:paragraph-properties fo:margin-top="0cm" fo:margin-bottom="0cm" fo:line-height="174%" fo:background-color="#ffffff" style:writing-mode="lr-tb">
        <style:background-image/>
      </style:paragraph-properties>
      <style:text-properties fo:font-weight="normal"/>
    </style:style>
    <style:style style:name="P9" style:family="paragraph" style:parent-style-name="Text_20_body">
      <style:paragraph-properties fo:margin-top="0cm" fo:margin-bottom="0cm" fo:line-height="174%" fo:background-color="#ffffff" style:writing-mode="lr-tb">
        <style:background-image/>
      </style:paragraph-properties>
    </style:style>
    <style:style style:name="P10" style:family="paragraph" style:parent-style-name="Text_20_body">
      <style:paragraph-properties fo:margin-top="0cm" fo:margin-bottom="0cm" fo:line-height="174%" fo:background-color="#ffffff" style:writing-mode="lr-tb">
        <style:background-image/>
      </style:paragraph-properties>
      <style:text-properties fo:font-variant="normal" fo:text-transform="none" fo:color="#000000" style:text-line-through-style="none" style:font-name="Arial1" fo:font-size="12pt" fo:font-style="normal" style:text-underline-style="none" fo:font-weight="normal" style:text-blinking="false" fo:background-color="#ffffff"/>
    </style:style>
    <style:style style:name="P11" style:family="paragraph" style:parent-style-name="Footer">
      <style:paragraph-properties fo:text-align="end" style:justify-single-word="false"/>
    </style:style>
    <style:style style:name="T1" style:family="text">
      <style:text-properties fo:font-variant="normal" fo:text-transform="none" fo:color="#000000" style:text-line-through-style="none" style:font-name="Arial1" fo:font-size="12pt" fo:font-style="normal" style:text-underline-style="none" style:text-blinking="false" fo:background-color="#ffffff"/>
    </style:style>
    <style:style style:name="T2" style:family="text">
      <style:text-properties fo:font-variant="normal" fo:text-transform="none" fo:color="#000000" style:text-line-through-style="none" style:font-name="Arial1" fo:font-size="12pt" fo:font-style="normal" style:text-underline-style="none" fo:font-weight="normal" style:text-blinking="false" fo:background-color="transparent"/>
    </style:style>
    <style:style style:name="T3" style:family="text">
      <style:text-properties fo:font-variant="normal" fo:text-transform="none" fo:color="#000000" style:text-line-through-style="none" style:font-name="Arial1" fo:font-size="12pt" fo:font-style="normal" style:text-underline-style="none" fo:font-weight="normal" style:text-blinking="false" fo:background-color="#ffffff"/>
    </style:style>
    <style:style style:name="T4" style:family="text">
      <style:text-properties fo:font-variant="normal" fo:text-transform="none" fo:color="#000000" style:text-line-through-style="none" style:font-name="Arial1" fo:font-size="12pt" fo:font-style="italic" style:text-underline-style="none" style:text-blinking="false" fo:background-color="#ffffff"/>
    </style:style>
    <style:style style:name="T5" style:family="text">
      <style:text-properties style:font-name="Arial1" fo:font-size="12pt" fo:font-style="normal" fo:font-weight="normal"/>
    </style:style>
    <style:style style:name="T6" style:family="text">
      <style:text-properties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docs-internal-guid-785f14f3-7fff-3c2f-60c1-2ca9044c0448"/>Discuss the importance of a postgraduate degree</text:p>
      <text:p text:style-name="P3">in the Computer Science field</text:p>
      <text:h text:style-name="P2" text:outline-level="2"><text:span text:style-name="T2">Introduction</text:span></text:h>
      <text:p text:style-name="P7"><text:span text:style-name="T3">The modern age has led to a vast and rapid increase in the quantity of data being produced and stored digitally. In 1995 the digital universe was roughly 130 billion gigabytes and was projected to swell to 40 trillion gigabytes by 2020 (Haider, 2016). The rapid expansion of the data universe has led to an increased need for data scientists, leading to the Harvard Business Review to declare data science as the “sexiest job in the 21st century” (Davenport and Patil, 2012). Data science is the field of exploring, manipulating and/or analysing data and datasets to answer questions or make recommendations (IBM, 2022). This essay will highlight and discuss the importance of the data science field and how a postgraduate degree may affect this field.</text:span></text:p>
      <text:h text:style-name="P1" text:outline-level="2">Importance of Data Science and postgraduate degrees</text:h>
      <text:p text:style-name="P4">The importance of data science is becoming more prevalent over time as the data volumes increase. This large volume of data requires skill and analytical thinking to allow data scientists to extract useful information to find patterns and trends that are not initially obvious to the untrained eye. According to Provost and Fawcett (2013) attributes including intuition, common sense and knowledge as well as the methods and methodologies used are vital to the output. It is important that a data science practitioner has structures and principles to create a framework to complete tasks effectively (Provost and Fawcett, 2013). </text:p>
      <text:p text:style-name="Text_20_body"/>
      <text:p text:style-name="P4">Online distance learning (ODL) and massive open online courses (MOOC) are significantly <text:soft-page-break/>complimenting traditional education (Cao, 2018) not only increasing the training and skills of data scientists but making further education accessible to a wider audience. ODL courses tend to attract professionals that are already working in the field of data science or in a related field, giving the participant the opportunity to further their studies while maintaining their day job. These online courses are likely to help address the demand for data scientists, aiding in creating a community of highly skilled individuals to fill the variety of job opportunities.</text:p>
      <text:p text:style-name="Text_20_body"/>
      <text:p text:style-name="P4">The importance of a postgraduate degree lies mainly in the ability to think analytically and critically, asking questions rather than just absorbing information. A survey by Burtch (2014) showed 88% of the data scientists that responded to the survey held at least a Master's degree. The qualities that are encouraged in postgraduate degrees are cited by Cao (2018) as being key attributes to what makes a good data scientist. Therefore the skills and qualities that are encouraged on a postgraduate degree may directly improve the quality of data scientists. Postgraduate courses allow for data scientists to be exposed to different types of analytical techniques and problems which assists them in being able to discover hidden patterns within large datasets, which Ntshinga (2021) states as being a necessity to developing skills as a data scientist. A study by Pournaras (2017) furthers this by stating that a cross-disciplinary data science education creates data scientists that are more versatile allowing them to be prepared for the challenges that may occur in the future. </text:p>
      <text:p text:style-name="Text_20_body"/>
      <text:p text:style-name="P5"><text:span text:style-name="T5">My expectation from completing the Data Science: PGCert is that it will allow me to build on the experience that I have already gained and broaden my set of techniques and methods to provide me with the skills to cover the variety of tasks that a data scientist can undertake. As a postgraduate degree the PGCert will require me to think critically rather </text:span><text:soft-page-break/><text:span text:style-name="T5">than being given information which will be a useful tool for the future. According to Waller and Fawcett (2013) having a broad set of analytical skills and knowledge is key to being an effective data scientist as they will discover more actionable opportunities .</text:span></text:p>
      <text:h text:style-name="P1" text:outline-level="2">Conclusion</text:h>
      <text:p text:style-name="P4">The exponential growth in the quantity of data has created a need for skilled data scientists. There is an overlap in the skills that are required in data science and postgraduate degrees. These skills tend to involve a high level of independent thinking that are rarely utilised at lower levels of education. Post graduate degrees may play an essential role in providing data scientists with the skills to improve the quality of the data science field. I expect that this Data Science PGcert will provide me with the skills and knowledge to interrogate data and think critically, allowing me to be able to come up with solutions of my own rather than just being taught a method to a particular problem.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 text:outline-level="2"><text:soft-page-break/>References</text:h>
      <text:p text:style-name="P8"><text:span text:style-name="T1">Behpour, S., Hawamdeh, S. and Goudarzi, A., 2021. </text:span><text:span text:style-name="T4">Employer's Perspective on Data Science; Analysis of Job Requirement &amp; Course Description. </text:span><text:span text:style-name="T1">Available at: &lt;https://www.researchgate.net/publication/350615720_Employer's_Perspective_on_Data_Science_Analysis_of_Job_Requirement_Course_Description&gt; [Accessed 12 September 2022].</text:span></text:p>
      <text:p text:style-name="P9"> </text:p>
      <text:p text:style-name="P10">Burtch, L., 2014. The Burtch Works Study: Salaries of Data Scientists. Available at:</text:p>
      <text:p text:style-name="P10">&lt;http://www. burtchworks.com/files/2014/07/Burtch-Works-Study_DS_final.pdf&gt; [Accessed 12 September 2022].</text:p>
      <text:p text:style-name="Text_20_body"/>
      <text:p text:style-name="P6"><text:span text:style-name="T1">Cao, L., 2018. Data Science: A Comprehensive Overview. </text:span><text:span text:style-name="T4">ACM Computing Surveys</text:span><text:span text:style-name="T1">, [online] 50(3), p.14-34. Available at: &lt;https://dl.acm.org/doi/abs/10.1145/3076253&gt; [Accessed 12 September 2022].</text:span></text:p>
      <text:p text:style-name="Text_20_body"/>
      <text:p text:style-name="P6"><text:span text:style-name="T1">Davenport, T. and Patil, D., 2012. </text:span><text:span text:style-name="T4">Data Scientist: The Sexiest Job of the 21st Century</text:span><text:span text:style-name="T1">. [online] Harvard Business Review. Available at: &lt;https://hbr.org/2012/10/data-scientist-the-sexiest-job-of-the-21st-century&gt; [Accessed 10 September 2022].</text:span></text:p>
      <text:p text:style-name="Text_20_body"/>
      <text:p text:style-name="P6"><text:span text:style-name="T1">Dhar, V., 2013. Data Science and Prediction. </text:span><text:span text:style-name="T4">SSRN Electronic Journal</text:span><text:span text:style-name="T1">, [online] 56(12), pp.64-73. Available at: &lt;https://cacm.acm.org/magazines/2013/12/169933-data-science-and-prediction/fulltext&gt; [Accessed 10 September 2022].</text:span></text:p>
      <text:p text:style-name="Text_20_body"/>
      <text:p text:style-name="P6"><text:span text:style-name="T1">Haider, M., 2016. </text:span><text:span text:style-name="T4">Getting started with data science</text:span><text:span text:style-name="T1">. 1st ed. Boston: IBM Press, Pearson, p.4.</text:span></text:p>
      <text:p text:style-name="Text_20_body"/>
      <text:p text:style-name="P6"><text:span text:style-name="T1">IBM, 2022. </text:span><text:span text:style-name="T4">What is Data Science</text:span><text:span text:style-name="T1">. [online] Ibm.com. Available at: &lt;https://www.ibm.com/cloud/learn/data-science-introduction#toc-resources-6Jswqh3D&gt; [Accessed 12 September 2022].</text:span></text:p>
      <text:p text:style-name="Text_20_body"/>
      <text:p text:style-name="P6"><text:span text:style-name="T1">Ntshinga, W., 2021. DESIGNING AND DELIVERING A POSTGRADUATE DIPLOMA IN DATA ANALYTICS. </text:span><text:span text:style-name="T4">EDULEARN21 Proceedings</text:span><text:span text:style-name="T1">, [online] pp.11723-11729. Available at: &lt;https://library.iated.org/view/NTSHINGA2021DES&gt; [Accessed 13 September 2022].</text:span></text:p>
      <text:p text:style-name="Text_20_body"><text:soft-page-break/></text:p>
      <text:p text:style-name="P6"><text:span text:style-name="T1">Pournaras, E., 2017. Cross-disciplinary higher education of data science – beyond the computer science student. </text:span><text:span text:style-name="T4">Data Science</text:span><text:span text:style-name="T1">, [online] 1(1-2), pp.101-117. Available at: &lt;https://content.iospress.com/articles/data-science/ds005&gt; [Accessed 13 September 2022].</text:span></text:p>
      <text:p text:style-name="Text_20_body"/>
      <text:p text:style-name="P6"><text:span text:style-name="T1">Provost, F. and Fawcett, T., 2013. Data Science and its Relationship to Big Data and Data-Driven Decision Making. </text:span><text:span text:style-name="T4">Big Data</text:span><text:span text:style-name="T1">, [online] 1(1), pp.51-59. Available at: &lt;https://www.liebertpub.com/doi/full/10.1089/big.2013.1508&gt; [Accessed 12 September 2022].</text:span></text:p>
      <text:p text:style-name="Text_20_body"/>
      <text:p text:style-name="P6"><text:span text:style-name="T1">Waller, M. and Fawcett, S., 2013. Data Science, Predictive Analytics, and Big Data: A Revolution That Will Transform Supply Chain Design and Management. </text:span><text:span text:style-name="T4">Journal of Business Logistics</text:span><text:span text:style-name="T1">, [online] 34(2), pp.77-84. Available at: &lt;https://onlinelibrary.wiley.com/doi/full/10.1111/jbl.12010&gt; [Accessed 13 September 2022].</text:span></text:p>
      <text:p text:style-name="Text_20_body"><text:span text:style-name="T6"><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2" style:font-size-complex="1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haun Bell-Gibson</meta:initial-creator>
    <meta:creation-date>2022-09-13T12:03:38.24</meta:creation-date>
    <dc:date>2022-09-13T12:26:47.46</dc:date>
    <dc:creator>Shaun Bell-Gibson</dc:creator>
    <meta:editing-duration>PT23M9S</meta:editing-duration>
    <meta:editing-cycles>3</meta:editing-cycles>
    <meta:generator>OpenOffice/4.1.13$Win32 OpenOffice.org_project/4113m1$Build-9810</meta:generator>
    <meta:document-statistic meta:table-count="0" meta:image-count="0" meta:object-count="0" meta:page-count="5" meta:paragraph-count="27" meta:word-count="1004" meta:character-count="7096"/>
  </office:meta>
</office:document-meta>
</file>